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nconsolata1" svg:font-family="Inconsolata" style:font-pitch="fixed"/>
    <style:font-face style:name="DejaVu Sans1" svg:font-family="'DejaVu Sans'" style:font-pitch="variable"/>
    <style:font-face style:name="Inconsolata" svg:font-family="Inconsolata" style:font-pitch="variable"/>
    <style:font-face style:name="Roboto" svg:font-family="Roboto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14cm" fo:min-width="7.357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527cm" fo:min-width="7.357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827cm" fo:min-width="7.346cm" fo:padding-top="0.139cm" fo:padding-bottom="0.139cm" fo:padding-left="0.264cm" fo:padding-right="0.264cm"/>
    </style:style>
    <style:style style:name="gr4" style:family="graphic" style:parent-style-name="standard">
      <style:graphic-properties draw:stroke="none" draw:stroke-dash="Ultrafine_20_Dashed" draw:fill="none" draw:textarea-horizontal-align="justify" draw:textarea-vertical-align="middle" draw:auto-grow-height="false" fo:min-height="0.131cm" fo:min-width="7.12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3cm" fo:min-width="2.564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03cm" fo:min-width="2.021cm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svg:stroke-color="#000000" draw:marker-start="Diamond_20_unfilled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75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style:font-name="Inconsolata1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text-properties style:font-name="Roboto" fo:font-size="12pt" style:font-size-asian="12pt" style:font-size-complex="12pt"/>
    </style:style>
    <style:style style:name="T1" style:family="text"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2pt" fo:font-style="italic" fo:text-shadow="none" style:text-underline-style="none" fo:font-weight="bold" style:letter-kerning="true" style:font-name-asian="Droid Sans Fallback" style:font-size-asian="12pt" style:font-style-asian="italic" style:font-weight-asian="bold" style:font-name-complex="Droid Sans Devanagari" style:font-size-complex="1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Inconsolat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Roboto Condensed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Inconsolata1" fo:font-size="12pt" style:font-size-asian="12pt" style:font-size-complex="12pt"/>
    </style:style>
    <style:style style:name="T6" style:family="text">
      <style:text-properties style:font-name="Inconsolata1"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style:font-name="Inconsolata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Inconsolata1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Inconsolata1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Robot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885cm" svg:height="0.792cm" svg:x="0.116cm" svg:y="0.097cm">
          <text:p text:style-name="P1"><text:span text:style-name="T1">Comput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885cm" svg:height="1.805cm" svg:x="0.116cm" svg:y="0.889cm">
          <text:p text:style-name="P3"><text:span text:style-name="T2">id: </text:span><text:span text:style-name="T3">integer</text:span></text:p>
          <text:p text:style-name="P3"><text:span text:style-name="T4">configuration_set</text:span><text:span text:style-name="T5">:set of </text:span><text:span text:style-name="T6">configurations</text:span></text:p>
          <text:p text:style-name="P3"><text:span text:style-name="T2">transition_set: </text:span><text:span text:style-name="T7">set of </text:span><text:span text:style-name="T8">transi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874cm" svg:height="2.105cm" svg:x="0.127cm" svg:y="2.694cm">
          <text:p text:style-name="P3"><text:span text:style-name="T9">addConfiguration()</text:span></text:p>
          <text:p text:style-name="P3"><text:span text:style-name="T9">deleteConfiguration()</text:span></text:p>
          <text:p text:style-name="P3"><text:span text:style-name="T9">addTransition()</text:span></text:p>
          <text:p text:style-name="P3"><text:span text:style-name="T9">deleteTransition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62cm" svg:height="0.381cm" svg:x="0.381cm" svg:y="1.6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3.092cm" svg:height="0.808cm" svg:x="10.441cm" svg:y="1.067cm">
          <text:p text:style-name="P1"><text:span text:style-name="T1">Configur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2.549cm" svg:height="0.781cm" svg:x="10.424cm" svg:y="2.447cm">
          <text:p text:style-name="P1"><text:span text:style-name="T1">Tran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7" draw:layer="layout" svg:x1="8.001cm" svg:y1="2.422cm" svg:x2="10.424cm" svg:y2="2.837cm" draw:start-shape="id1" draw:start-glue-point="1" draw:end-shape="id2" draw:end-glue-point="3" svg:d="M8001 2422h1204v415h1219" svg:viewBox="0 0 2424 416">
          <text:p/>
        </draw:connector>
        <draw:frame draw:style-name="gr8" draw:text-style-name="P8" draw:layer="layout" svg:width="1.251cm" svg:height="0.81cm" svg:x="9.29cm" svg:y="2.235cm">
          <draw:text-box>
            <text:p><text:span text:style-name="T10">0...*</text:span></text:p>
          </draw:text-box>
        </draw:frame>
        <draw:connector draw:style-name="gr7" draw:text-style-name="P7" draw:layer="layout" svg:x1="8.001cm" svg:y1="1.822cm" svg:x2="10.441cm" svg:y2="1.471cm" draw:start-shape="id3" draw:start-glue-point="1" draw:end-shape="id4" draw:end-glue-point="3" svg:d="M8001 1822h1213v-351h1227" svg:viewBox="0 0 2441 352">
          <text:p/>
        </draw:connector>
        <draw:custom-shape draw:style-name="gr4" draw:text-style-name="P6" xml:id="id3" draw:id="id3" draw:layer="layout" svg:width="7.62cm" svg:height="0.381cm" svg:x="0.381cm" svg:y="1.6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7.62cm" svg:height="0.381cm" svg:x="0.381cm" svg:y="2.232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251cm" svg:height="0.81cm" svg:x="9.345cm" svg:y="0.864cm">
          <draw:text-box>
            <text:p><text:span text:style-name="T10">0...*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nconsolata1" svg:font-family="Inconsolata" style:font-pitch="fixed"/>
    <style:font-face style:name="DejaVu Sans1" svg:font-family="'DejaVu Sans'" style:font-pitch="variable"/>
    <style:font-face style:name="Inconsolata" svg:font-family="Inconsolata" style:font-pitch="variable"/>
    <style:font-face style:name="Roboto" svg:font-family="Roboto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716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7T12:32:43.832329153</meta:creation-date>
    <dc:date>2019-12-03T14:55:59.306800602</dc:date>
    <meta:editing-duration>PT5H52M52S</meta:editing-duration>
    <meta:editing-cycles>69</meta:editing-cycles>
    <meta:generator>LibreOffice/6.3.3.2.0$Linux_X86_64 LibreOffice_project/30$Build-2</meta:generator>
    <meta:document-statistic meta:object-count="12"/>
  </office:meta>
</office:document-meta>
</file>